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0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, см</text:p>
          </table:table-cell>
          <table:table-cell office:value-type="string" calcext:value-type="string">
            <text:p>R, Ом</text:p>
          </table:table-cell>
          <table:table-cell table:style-name="Default" table:number-columns-repeated="3"/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x, см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.00</text:p>
          </table:table-cell>
          <table:table-cell table:formula="of:=1/[.C2]" office:value-type="float" office:value="1" calcext:value-type="float">
            <text:p>1.00</text:p>
          </table:table-cell>
          <table:table-cell table:formula="of:=2000*[.D2]-500" office:value-type="float" office:value="1500" calcext:value-type="float">
            <text:p>15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1720" calcext:value-type="float">
            <text:p>1720</text:p>
          </table:table-cell>
          <table:table-cell table:formula="of:=[.C2]-0.1" office:value-type="float" office:value="0.9" calcext:value-type="float">
            <text:p>0.90</text:p>
          </table:table-cell>
          <table:table-cell table:formula="of:=1/[.C3]" office:value-type="float" office:value="1.11111111111111" calcext:value-type="float">
            <text:p>1.11</text:p>
          </table:table-cell>
          <table:table-cell table:formula="of:=2000*[.D3]-500" office:value-type="float" office:value="1722.22222222222" calcext:value-type="float">
            <text:p>17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000" calcext:value-type="float">
            <text:p>2000</text:p>
          </table:table-cell>
          <table:table-cell table:formula="of:=[.C3]-0.1" office:value-type="float" office:value="0.8" calcext:value-type="float">
            <text:p>0.80</text:p>
          </table:table-cell>
          <table:table-cell table:formula="of:=1/[.C4]" office:value-type="float" office:value="1.25" calcext:value-type="float">
            <text:p>1.25</text:p>
          </table:table-cell>
          <table:table-cell table:formula="of:=2000*[.D4]-500" office:value-type="float" office:value="2000" calcext:value-type="float">
            <text:p>2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360" calcext:value-type="float">
            <text:p>2360</text:p>
          </table:table-cell>
          <table:table-cell table:formula="of:=[.C4]-0.1" office:value-type="float" office:value="0.7" calcext:value-type="float">
            <text:p>0.70</text:p>
          </table:table-cell>
          <table:table-cell table:formula="of:=1/[.C5]" office:value-type="float" office:value="1.42857142857143" calcext:value-type="float">
            <text:p>1.43</text:p>
          </table:table-cell>
          <table:table-cell table:formula="of:=2000*[.D5]-500" office:value-type="float" office:value="2357.14285714286" calcext:value-type="float">
            <text:p>23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830" calcext:value-type="float">
            <text:p>2830</text:p>
          </table:table-cell>
          <table:table-cell table:formula="of:=[.C5]-0.1" office:value-type="float" office:value="0.6" calcext:value-type="float">
            <text:p>0.60</text:p>
          </table:table-cell>
          <table:table-cell table:formula="of:=1/[.C6]" office:value-type="float" office:value="1.66666666666667" calcext:value-type="float">
            <text:p>1.67</text:p>
          </table:table-cell>
          <table:table-cell table:formula="of:=2000*[.D6]-500" office:value-type="float" office:value="2833.33333333333" calcext:value-type="float">
            <text:p>28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500" calcext:value-type="float">
            <text:p>3500</text:p>
          </table:table-cell>
          <table:table-cell table:formula="of:=[.C6]-0.1" office:value-type="float" office:value="0.5" calcext:value-type="float">
            <text:p>0.50</text:p>
          </table:table-cell>
          <table:table-cell table:formula="of:=1/[.C7]" office:value-type="float" office:value="2" calcext:value-type="float">
            <text:p>2.00</text:p>
          </table:table-cell>
          <table:table-cell table:formula="of:=2000*[.D7]-500" office:value-type="float" office:value="3500" calcext:value-type="float">
            <text:p>3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4500" calcext:value-type="float">
            <text:p>4500</text:p>
          </table:table-cell>
          <table:table-cell table:formula="of:=[.C7]-0.1" office:value-type="float" office:value="0.4" calcext:value-type="float">
            <text:p>0.40</text:p>
          </table:table-cell>
          <table:table-cell table:formula="of:=1/[.C8]" office:value-type="float" office:value="2.5" calcext:value-type="float">
            <text:p>2.50</text:p>
          </table:table-cell>
          <table:table-cell table:formula="of:=2000*[.D8]-500" office:value-type="float" office:value="4500" calcext:value-type="float">
            <text:p>4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200" calcext:value-type="float">
            <text:p>6200</text:p>
          </table:table-cell>
          <table:table-cell table:formula="of:=[.C8]-0.1" office:value-type="float" office:value="0.3" calcext:value-type="float">
            <text:p>0.30</text:p>
          </table:table-cell>
          <table:table-cell table:formula="of:=1/[.C9]" office:value-type="float" office:value="3.33333333333333" calcext:value-type="float">
            <text:p>3.33</text:p>
          </table:table-cell>
          <table:table-cell table:formula="of:=2000*[.D9]-500" office:value-type="float" office:value="6166.66666666666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0" calcext:value-type="float">
            <text:p>9500</text:p>
          </table:table-cell>
          <table:table-cell table:formula="of:=[.C9]-0.1" office:value-type="float" office:value="0.2" calcext:value-type="float">
            <text:p>0.20</text:p>
          </table:table-cell>
          <table:table-cell table:formula="of:=1/[.C10]" office:value-type="float" office:value="5" calcext:value-type="float">
            <text:p>5.00</text:p>
          </table:table-cell>
          <table:table-cell table:formula="of:=2000*[.D10]-500" office:value-type="float" office:value="9499.99999999999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9500" calcext:value-type="float">
            <text:p>19500</text:p>
          </table:table-cell>
          <table:table-cell table:formula="of:=[.C10]-0.1" office:value-type="float" office:value="0.1" calcext:value-type="float">
            <text:p>0.10</text:p>
          </table:table-cell>
          <table:table-cell table:formula="of:=1/[.C11]" office:value-type="float" office:value="9.99999999999999" calcext:value-type="float">
            <text:p>10.00</text:p>
          </table:table-cell>
          <table:table-cell table:formula="of:=2000*[.D11]-500" office:value-type="float" office:value="19500" calcext:value-type="float">
            <text:p>19500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9500" calcext:value-type="float">
            <text:p>9950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(при размокнутой цепи x = 0.1)</text:p>
          </table:table-cell>
          <table:table-cell table:style-name="Default" table:number-columns-repeated="2"/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_1, см</text:p>
          </table:table-cell>
          <table:table-cell office:value-type="string" calcext:value-type="string">
            <text:p>X_2, см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X_1, см</text:p>
          </table:table-cell>
          <table:table-cell office:value-type="string" calcext:value-type="string">
            <text:p>X_2, см</text:p>
          </table:table-cell>
          <table:table-cell table:style-name="Default" office:value-type="string" calcext:value-type="string">
            <text:p>d</text:p>
          </table:table-cell>
          <table:table-cell table:style-name="ce4" office:value-type="string" calcext:value-type="string">
            <text:p>d_ср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1/R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3" calcext:value-type="float">
            <text:p>2.3</text:p>
          </table:table-cell>
          <table:table-cell table:formula="of:=LOG([.A2]/[.B2])" office:value-type="float" office:value="0.828603862152699" calcext:value-type="float">
            <text:p>0.829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table:formula="of:=LOG([.D2]/[.E2])" office:value-type="float" office:value="0.810120456458685" calcext:value-type="float">
            <text:p>0.810</text:p>
          </table:table-cell>
          <table:table-cell table:formula="of:=([.C2]+[.F2])/2" office:value-type="float" office:value="0.819362159305692" calcext:value-type="float">
            <text:p>0.819</text:p>
          </table:table-cell>
          <table:table-cell office:value-type="float" office:value="3" calcext:value-type="float">
            <text:p>3</text:p>
          </table:table-cell>
          <table:table-cell table:formula="of:=9.4*[.H2]*1000" office:value-type="float" office:value="28200" calcext:value-type="float">
            <text:p>28200</text:p>
          </table:table-cell>
          <table:table-cell/>
          <table:table-cell office:value-type="string" calcext:value-type="string">
            <text:p>1/500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.5" calcext:value-type="float">
            <text:p>4.5</text:p>
          </table:table-cell>
          <table:table-cell table:formula="of:=LOG([.A3]/[.B3])" office:value-type="float" office:value="0.658541347280411" calcext:value-type="float">
            <text:p>0.659</text:p>
          </table:table-cell>
          <table:table-cell office:value-type="float" office:value="20.5" calcext:value-type="float">
            <text:p>20.5</text:p>
          </table:table-cell>
          <table:table-cell office:value-type="float" office:value="4.5" calcext:value-type="float">
            <text:p>4.5</text:p>
          </table:table-cell>
          <table:table-cell table:formula="of:=LOG([.D3]/[.E3])" office:value-type="float" office:value="0.658541347280411" calcext:value-type="float">
            <text:p>0.659</text:p>
          </table:table-cell>
          <table:table-cell table:formula="of:=([.C3]+[.F3])/2" office:value-type="float" office:value="0.658541347280411" calcext:value-type="float">
            <text:p>0.659</text:p>
          </table:table-cell>
          <table:table-cell office:value-type="float" office:value="4" calcext:value-type="float">
            <text:p>4</text:p>
          </table:table-cell>
          <table:table-cell table:formula="of:=9.4*[.H3]*1000" office:value-type="float" office:value="37600" calcext:value-type="float">
            <text:p>37600</text:p>
          </table:table-cell>
          <table:table-cell/>
          <table:table-cell office:value-type="string" calcext:value-type="string">
            <text:p>1/20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.7" calcext:value-type="float">
            <text:p>4.7</text:p>
          </table:table-cell>
          <table:table-cell table:formula="of:=LOG([.A4]/[.B4])" office:value-type="float" office:value="0.54274599011198" calcext:value-type="float">
            <text:p>0.543</text:p>
          </table:table-cell>
          <table:table-cell office:value-type="float" office:value="16.4" calcext:value-type="float">
            <text:p>16.4</text:p>
          </table:table-cell>
          <table:table-cell office:value-type="float" office:value="4.8" calcext:value-type="float">
            <text:p>4.8</text:p>
          </table:table-cell>
          <table:table-cell table:formula="of:=LOG([.D4]/[.E4])" office:value-type="float" office:value="0.533602610672111" calcext:value-type="float">
            <text:p>0.534</text:p>
          </table:table-cell>
          <table:table-cell table:formula="of:=([.C4]+[.F4])/2" office:value-type="float" office:value="0.538174300392045" calcext:value-type="float">
            <text:p>0.538</text:p>
          </table:table-cell>
          <table:table-cell office:value-type="float" office:value="5" calcext:value-type="float">
            <text:p>5</text:p>
          </table:table-cell>
          <table:table-cell table:formula="of:=9.4*[.H4]*1000" office:value-type="float" office:value="47000" calcext:value-type="float">
            <text:p>47000</text:p>
          </table:table-cell>
          <table:table-cell/>
          <table:table-cell office:value-type="string" calcext:value-type="string">
            <text:p>1/20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table:formula="of:=LOG([.A5]/[.B5])" office:value-type="float" office:value="0.455479329780819" calcext:value-type="float">
            <text:p>0.455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table:formula="of:=LOG([.D5]/[.E5])" office:value-type="float" office:value="0.455479329780819" calcext:value-type="float">
            <text:p>0.455</text:p>
          </table:table-cell>
          <table:table-cell table:formula="of:=([.C5]+[.F5])/2" office:value-type="float" office:value="0.455479329780819" calcext:value-type="float">
            <text:p>0.455</text:p>
          </table:table-cell>
          <table:table-cell office:value-type="float" office:value="6" calcext:value-type="float">
            <text:p>6</text:p>
          </table:table-cell>
          <table:table-cell table:formula="of:=9.4*[.H5]*1000" office:value-type="float" office:value="56400" calcext:value-type="float">
            <text:p>56400</text:p>
          </table:table-cell>
          <table:table-cell/>
          <table:table-cell office:value-type="string" calcext:value-type="string">
            <text:p>1/200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9" calcext:value-type="float">
            <text:p>9</text:p>
          </table:table-cell>
          <table:table-cell table:formula="of:=LOG([.A6]/[.B6])" office:value-type="float" office:value="0.376171263909866" calcext:value-type="float">
            <text:p>0.376</text:p>
          </table:table-cell>
          <table:table-cell office:value-type="float" office:value="21.4" calcext:value-type="float">
            <text:p>21.4</text:p>
          </table:table-cell>
          <table:table-cell office:value-type="float" office:value="9" calcext:value-type="float">
            <text:p>9</text:p>
          </table:table-cell>
          <table:table-cell table:formula="of:=LOG([.D6]/[.E6])" office:value-type="float" office:value="0.376171263909866" calcext:value-type="float">
            <text:p>0.376</text:p>
          </table:table-cell>
          <table:table-cell table:formula="of:=([.C6]+[.F6])/2" office:value-type="float" office:value="0.376171263909866" calcext:value-type="float">
            <text:p>0.376</text:p>
          </table:table-cell>
          <table:table-cell office:value-type="float" office:value="8" calcext:value-type="float">
            <text:p>8</text:p>
          </table:table-cell>
          <table:table-cell table:formula="of:=9.4*[.H6]*1000" office:value-type="float" office:value="75200" calcext:value-type="float">
            <text:p>75200</text:p>
          </table:table-cell>
          <table:table-cell/>
          <table:table-cell office:value-type="string" calcext:value-type="string">
            <text:p>1/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.2</text:p>
          </table:table-cell>
          <table:table-cell table:formula="of:=LOG([.A7]/[.B7])" office:value-type="float" office:value="0.316635068994557" calcext:value-type="float">
            <text:p>0.317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.2</text:p>
          </table:table-cell>
          <table:table-cell table:formula="of:=LOG([.D7]/[.E7])" office:value-type="float" office:value="0.316635068994557" calcext:value-type="float">
            <text:p>0.317</text:p>
          </table:table-cell>
          <table:table-cell table:formula="of:=([.C7]+[.F7])/2" office:value-type="float" office:value="0.316635068994557" calcext:value-type="float">
            <text:p>0.317</text:p>
          </table:table-cell>
          <table:table-cell office:value-type="float" office:value="10" calcext:value-type="float">
            <text:p>10</text:p>
          </table:table-cell>
          <table:table-cell table:formula="of:=9.4*[.H7]*1000" office:value-type="float" office:value="94000" calcext:value-type="float">
            <text:p>9400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2.6882in" svg:y="1.2929in">
            <draw:object draw:notify-on-update-of-ranges="Sheet3.A2:Sheet3.A15 Sheet3.C1:Sheet3.C1 Sheet3.C2:Sheet3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, см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1/(R+R_0)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table:formula="of:=[.A2]/2.7" office:value-type="float" office:value="7.37037037037037" calcext:value-type="float">
            <text:p>7.3703703703703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0000" calcext:value-type="float">
            <text:p>50000</text:p>
          </table:table-cell>
          <table:table-cell table:formula="of:=1/([.B3]+560)" office:value-type="float" office:value="0.0000197784810126582" calcext:value-type="float">
            <text:p>1.97784810126582E-05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30000" calcext:value-type="float">
            <text:p>30000</text:p>
          </table:table-cell>
          <table:table-cell table:formula="of:=1/([.B4]+560)" office:value-type="float" office:value="0.0000327225130890052" calcext:value-type="float">
            <text:p>3.27225130890052E-05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0000" calcext:value-type="float">
            <text:p>10000</text:p>
          </table:table-cell>
          <table:table-cell table:formula="of:=1/([.B5]+560)" office:value-type="float" office:value="0.0000946969696969697" calcext:value-type="float">
            <text:p>9.46969696969697E-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table:formula="of:=1/([.B6]+560)" office:value-type="float" office:value="0.000152439024390244" calcext:value-type="float">
            <text:p>0.0001524390243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000" calcext:value-type="float">
            <text:p>3000</text:p>
          </table:table-cell>
          <table:table-cell table:formula="of:=1/([.B7]+560)" office:value-type="float" office:value="0.000280898876404494" calcext:value-type="float">
            <text:p>0.000280898876404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200" calcext:value-type="float">
            <text:p>1200</text:p>
          </table:table-cell>
          <table:table-cell table:formula="of:=1/([.B8]+560)" office:value-type="float" office:value="0.000568181818181818" calcext:value-type="float">
            <text:p>0.000568181818182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00" calcext:value-type="float">
            <text:p>800</text:p>
          </table:table-cell>
          <table:table-cell table:formula="of:=1/([.B9]+560)" office:value-type="float" office:value="0.000735294117647059" calcext:value-type="float">
            <text:p>0.000735294117647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500" calcext:value-type="float">
            <text:p>4500</text:p>
          </table:table-cell>
          <table:table-cell table:formula="of:=1/([.B10]+560)" office:value-type="float" office:value="0.000197628458498024" calcext:value-type="float">
            <text:p>0.000197628458498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100" calcext:value-type="float">
            <text:p>2100</text:p>
          </table:table-cell>
          <table:table-cell table:formula="of:=1/([.B11]+560)" office:value-type="float" office:value="0.00037593984962406" calcext:value-type="float">
            <text:p>0.000375939849624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8000" calcext:value-type="float">
            <text:p>8000</text:p>
          </table:table-cell>
          <table:table-cell table:formula="of:=1/([.B12]+560)" office:value-type="float" office:value="0.000116822429906542" calcext:value-type="float">
            <text:p>0.0001168224299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8:38:14.732247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57:41.451694967</meta:creation-date>
    <meta:generator>LibreOffice/6.4.7.2$Linux_X86_64 LibreOffice_project/40$Build-2</meta:generator>
    <dc:date>2022-10-20T16:44:13.777344429</dc:date>
    <meta:editing-duration>PT26M17S</meta:editing-duration>
    <meta:editing-cycles>8</meta:editing-cycles>
    <meta:document-statistic meta:table-count="3" meta:cell-count="1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Sheet3.A2:Sheet3.A15 Sheet3.C1:Sheet3.C15" chart:data-source-has-labels="row" svg:x="0.32cm" svg:y="0.18cm" svg:width="13.044cm" svg:height="8.64cm">
          <chartooo:coordinate-region svg:x="1.603cm" svg:y="0.379cm" svg:width="11.57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15" chart:label-cell-address="Sheet3.C1:Sheet3.C1" chart:class="chart:scatter">
            <chart:domain table:cell-range-address="Sheet3.A2:Sheet3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/(R+R_0)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">
                <text:p>19.9</text:p>
                <draw:g>
                  <svg:desc>Sheet3.A2:Sheet3.A15</svg:desc>
                </draw:g>
              </table:table-cell>
              <table:table-cell office:value-type="float" office:value="0">
                <text:p>0</text:p>
                <draw:g>
                  <svg:desc>Sheet3.C2:Sheet3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4">
                <text:p>16.4</text:p>
              </table:table-cell>
              <table:table-cell office:value-type="float" office:value="0.0000197784810126582">
                <text:p>0.0000197784810126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">
                <text:p>14.9</text:p>
              </table:table-cell>
              <table:table-cell office:value-type="float" office:value="0.0000327225130890052">
                <text:p>0.000032722513089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">
                <text:p>10.6</text:p>
              </table:table-cell>
              <table:table-cell office:value-type="float" office:value="0.0000946969696969697">
                <text:p>0.0000946969696969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152439024390244">
                <text:p>0.000152439024390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">
                <text:p>5.2</text:p>
              </table:table-cell>
              <table:table-cell office:value-type="float" office:value="0.000280898876404494">
                <text:p>0.000280898876404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">
                <text:p>3.7</text:p>
              </table:table-cell>
              <table:table-cell office:value-type="float" office:value="0.000568181818181818">
                <text:p>0.00056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0.000735294117647059">
                <text:p>0.000735294117647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">
                <text:p>6.9</text:p>
              </table:table-cell>
              <table:table-cell office:value-type="float" office:value="0.000197628458498024">
                <text:p>0.000197628458498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0.00037593984962406">
                <text:p>0.00037593984962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">
                <text:p>9.2</text:p>
              </table:table-cell>
              <table:table-cell office:value-type="float" office:value="0.000116822429906542">
                <text:p>0.000116822429906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